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14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14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54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text-properties fo:font-family="'Helvetica Neue'" style:font-pitch="variable" fo:font-size="10pt" style:font-size-asian="10pt" style:font-size-complex="10pt"/>
    </style:style>
    <style:style style:name="P3" style:family="paragraph">
      <style:paragraph-properties style:text-autospace="none" style:writing-mode="lr-tb"/>
      <style:text-properties fo:font-family="'Helvetica Neue'" style:font-pitch="variable" fo:font-size="10pt" style:font-family-asian="'Lucida Sans'" style:font-family-generic-asian="swiss" style:font-pitch-asian="variable" style:font-size-asian="10pt" style:font-family-complex="'Lucida Sans'" style:font-family-generic-complex="swiss" style:font-pitch-complex="variable" style:font-size-complex="10pt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fo:font-family="'Helvetica Neue'" style:font-pitch="variabl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Helvetica Neue'" style:font-pitch="variable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family="'Helvetica Neue'" style:font-pitch="variable" fo:font-size="10pt" style:font-family-asian="'Lucida Sans'" style:font-family-generic-asian="swiss" style:font-pitch-asian="variable" style:font-size-asian="10pt" style:font-family-complex="'Lucida Sans'" style:font-family-generic-complex="swiss" style:font-pitch-complex="variable" style:font-size-complex="10pt"/>
    </style:style>
    <style:style style:name="T4" style:family="text">
      <style:text-properties fo:font-family="'Helvetica Neue'" style:font-pitch="variable" fo:font-size="10pt" style:font-size-asian="10pt" style:font-size-complex="10pt"/>
    </style:style>
    <style:style style:name="T5" style:family="text">
      <style:text-properties fo:font-family="'Helvetica Neue'" style:font-pitch="variable" fo:font-size="10pt" style:font-name-asian="Arial" style:font-size-asian="10pt" style:font-name-complex="Arial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Statist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3-01-16">
            <text:p>2013-01-16</text:p>
          </table:table-cell>
          <table:table-cell table:style-name="ce2" office:value-type="date" office:date-value="2013-08-06">
            <office:annotation draw:style-name="gr1" draw:text-style-name="P1" svg:width="4.175cm" svg:height="2.571cm" svg:x="6.987cm" svg:y="0cm" draw:caption-point-x="-0.61cm" draw:caption-point-y="0.01cm">
              <dc:date>2013-08-08T00:00:00</dc:date>
              <text:p text:style-name="P1"><text:span text:style-name="T1">Cross-references UniProt-ChEBI are now deduced from Rhea and IntEnz - fewer but more accurate - instead of from ChEBI database.</text:span></text:p>
            </office:annotation>
            <text:p>2013-08-06</text:p>
          </table:table-cell>
          <table:table-cell table:style-name="ce2" office:value-type="date" office:date-value="2013-10-04">
            <office:annotation draw:style-name="gr2" draw:text-style-name="P1" svg:width="5.157cm" svg:height="2.345cm" svg:x="9.126cm" svg:y="0cm" draw:caption-point-x="-0.61cm" draw:caption-point-y="0.01cm">
              <dc:date>2013-11-28T00:00:00</dc:date>
              <text:p text:style-name="P1">ChEMBL xrefs are filtered by bioactivity (only those compounds more likely to be active on enzymes are kept).</text:p>
            </office:annotation>
            <text:p>2013-10-04</text:p>
          </table:table-cell>
          <table:table-cell table:style-name="ce2" office:value-type="date" office:date-value="2013-11-28">
            <office:annotation draw:style-name="gr3" draw:text-style-name="P4" svg:width="6.645cm" svg:height="5.544cm" svg:x="12.916cm" svg:y="0.132cm" draw:caption-point-x="-2.26cm" draw:caption-point-y="-0.122cm">
              <dc:date>2013-11-28T00:00:00</dc:date>
              <text:p text:style-name="P2"><text:span text:style-name="T2">Fixed UniMed </text:span><text:span text:style-name="T3">parser, which now does not ignore OMIM xrefs due to MeSH scores.</text:span></text:p>
              <text:p text:style-name="P2"><text:span text:style-name="T4">MeSH (and consequently EFO) xrefs go up as the score limit (UniMed file) has been removed (the threshold is already applied).</text:span></text:p>
              <text:p text:style-name="P3"><text:span text:style-name="T5">ChEMBL xrefs now taken from </text:span><text:span text:style-name="T3">chembl-target_component.xml, perhaps that is the reason of the decrease in ChEMBL entries.</text:span></text:p>
              <text:p text:style-name="P3"><text:span text:style-name="T4"/></text:p>
              <text:p text:style-name="P3"><text:span text:style-name="T3"/></text:p>
            </office:annotation>
            <text:p>2013-11-28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DB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5671">
            <text:p>5671</text:p>
          </table:table-cell>
          <table:table-cell office:value-type="float" office:value="4736">
            <text:p>4736</text:p>
          </table:table-cell>
          <table:table-cell office:value-type="float" office:value="4831">
            <text:p>4831</text:p>
          </table:table-cell>
          <table:table-cell office:value-type="float" office:value="4890">
            <text:p>4890</text:p>
          </table:table-cell>
          <table:table-cell office:value-type="string">
            <text:p>ChEBI</text:p>
          </table:table-cell>
          <table:table-cell table:number-columns-repeated="1018"/>
        </table:table-row>
        <table:table-row table:style-name="ro1">
          <table:table-cell office:value-type="string">
            <text:p>ChEMBL</text:p>
          </table:table-cell>
          <table:table-cell office:value-type="float" office:value="726293">
            <text:p>726293</text:p>
          </table:table-cell>
          <table:table-cell office:value-type="float" office:value="460921">
            <office:annotation draw:style-name="gr4" draw:text-style-name="P1" svg:width="2.899cm" svg:height="1.781cm" svg:x="6.987cm" svg:y="0.66cm" draw:caption-point-x="-0.61cm" draw:caption-point-y="1.51cm">
              <dc:date>2013-08-08T00:00:00</dc:date>
              <text:p text:style-name="P1"><text:span text:style-name="T1">Removed a lot of ChEMBL entries which were not proteins.</text:span></text:p>
            </office:annotation>
            <text:p>460921</text:p>
          </table:table-cell>
          <table:table-cell office:value-type="float" office:value="1493">
            <text:p>1493</text:p>
          </table:table-cell>
          <table:table-cell office:value-type="float" office:value="933">
            <text:p>933</text:p>
          </table:table-cell>
          <table:table-cell office:value-type="string">
            <text:p>ChEMBL</text:p>
          </table:table-cell>
          <table:table-cell table:number-columns-repeated="1018"/>
        </table:table-row>
        <table:table-row table:style-name="ro3">
          <table:table-cell office:value-type="string">
            <text:p>DrugBank</text:p>
          </table:table-cell>
          <table:table-cell/>
          <table:table-cell table:number-columns-repeated="3" office:value-type="float" office:value="946">
            <text:p>946</text:p>
          </table:table-cell>
          <table:table-cell office:value-type="string">
            <text:p>DrugBank</text:p>
          </table:table-cell>
          <table:table-cell table:number-columns-repeated="1018"/>
        </table:table-row>
        <table:table-row table:style-name="ro1">
          <table:table-cell office:value-type="string">
            <text:p>EC</text:p>
          </table:table-cell>
          <table:table-cell office:value-type="float" office:value="3725">
            <text:p>3725</text:p>
          </table:table-cell>
          <table:table-cell office:value-type="float" office:value="5134">
            <text:p>5134</text:p>
          </table:table-cell>
          <table:table-cell office:value-type="float" office:value="5211">
            <text:p>5211</text:p>
          </table:table-cell>
          <table:table-cell office:value-type="float" office:value="5266">
            <text:p>5266</text:p>
          </table:table-cell>
          <table:table-cell office:value-type="string">
            <text:p>EC</text:p>
          </table:table-cell>
          <table:table-cell table:number-columns-repeated="1018"/>
        </table:table-row>
        <table:table-row table:style-name="ro1">
          <table:table-cell office:value-type="string">
            <text:p>EFO</text:p>
          </table:table-cell>
          <table:table-cell office:value-type="float" office:value="163">
            <text:p>16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string">
            <text:p>EFO</text:p>
          </table:table-cell>
          <table:table-cell table:number-columns-repeated="1018"/>
        </table:table-row>
        <table:table-row table:style-name="ro3">
          <table:table-cell office:value-type="string">
            <text:p>Linnean</text:p>
          </table:table-cell>
          <table:table-cell office:value-type="float" office:value="7360">
            <text:p>7360</text:p>
          </table:table-cell>
          <table:table-cell office:value-type="float" office:value="7414">
            <text:p>7414</text:p>
          </table:table-cell>
          <table:table-cell office:value-type="float" office:value="7420">
            <text:p>7420</text:p>
          </table:table-cell>
          <table:table-cell office:value-type="float" office:value="7442">
            <text:p>7442</text:p>
          </table:table-cell>
          <table:table-cell office:value-type="string">
            <text:p>Linnean</text:p>
          </table:table-cell>
          <table:table-cell table:number-columns-repeated="1018"/>
        </table:table-row>
        <table:table-row table:style-name="ro1">
          <table:table-cell office:value-type="string">
            <text:p>MeSH</text:p>
          </table:table-cell>
          <table:table-cell office:value-type="float" office:value="326">
            <text:p>326</text:p>
          </table:table-cell>
          <table:table-cell table:number-columns-repeated="2" office:value-type="float" office:value="340">
            <text:p>340</text:p>
          </table:table-cell>
          <table:table-cell office:value-type="float" office:value="444">
            <text:p>444</text:p>
          </table:table-cell>
          <table:table-cell office:value-type="string">
            <text:p>MeSH</text:p>
          </table:table-cell>
          <table:table-cell table:number-columns-repeated="1018"/>
        </table:table-row>
        <table:table-row table:style-name="ro1">
          <table:table-cell office:value-type="string">
            <text:p>OMIM</text:p>
          </table:table-cell>
          <table:table-cell office:value-type="float" office:value="437">
            <text:p>437</text:p>
          </table:table-cell>
          <table:table-cell office:value-type="float" office:value="471">
            <text:p>471</text:p>
          </table:table-cell>
          <table:table-cell office:value-type="float" office:value="476">
            <text:p>476</text:p>
          </table:table-cell>
          <table:table-cell office:value-type="float" office:value="726">
            <text:p>726</text:p>
          </table:table-cell>
          <table:table-cell office:value-type="string">
            <text:p>OMIM</text:p>
          </table:table-cell>
          <table:table-cell table:number-columns-repeated="1018"/>
        </table:table-row>
        <table:table-row table:style-name="ro1">
          <table:table-cell office:value-type="string">
            <text:p>PDB</text:p>
          </table:table-cell>
          <table:table-cell office:value-type="float" office:value="38533">
            <text:p>38533</text:p>
          </table:table-cell>
          <table:table-cell office:value-type="float" office:value="40826">
            <text:p>40826</text:p>
          </table:table-cell>
          <table:table-cell office:value-type="float" office:value="40846">
            <text:p>40846</text:p>
          </table:table-cell>
          <table:table-cell office:value-type="float" office:value="42182">
            <text:p>42182</text:p>
          </table:table-cell>
          <table:table-cell office:value-type="string">
            <text:p>PDB</text:p>
          </table:table-cell>
          <table:table-cell table:number-columns-repeated="1018"/>
        </table:table-row>
        <table:table-row table:style-name="ro3">
          <table:table-cell office:value-type="string">
            <text:p>Rhea</text:p>
          </table:table-cell>
          <table:table-cell/>
          <table:table-cell office:value-type="float" office:value="4226">
            <text:p>4226</text:p>
          </table:table-cell>
          <table:table-cell office:value-type="float" office:value="4322">
            <text:p>4322</text:p>
          </table:table-cell>
          <table:table-cell office:value-type="float" office:value="4391">
            <text:p>4391</text:p>
          </table:table-cell>
          <table:table-cell office:value-type="string">
            <text:p>Rhea</text:p>
          </table:table-cell>
          <table:table-cell table:number-columns-repeated="1018"/>
        </table:table-row>
        <table:table-row table:style-name="ro3">
          <table:table-cell office:value-type="string">
            <text:p>UniProt</text:p>
          </table:table-cell>
          <table:table-cell office:value-type="float" office:value="262054">
            <text:p>262054</text:p>
          </table:table-cell>
          <table:table-cell office:value-type="float" office:value="251487">
            <text:p>251487</text:p>
          </table:table-cell>
          <table:table-cell office:value-type="float" office:value="251607">
            <text:p>251607</text:p>
          </table:table-cell>
          <table:table-cell office:value-type="float" office:value="253372">
            <text:p>253372</text:p>
          </table:table-cell>
          <table:table-cell office:value-type="string">
            <text:p>UniProt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1013"/>
          <table:table-cell table:number-columns-repeated="5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DB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3">
          <table:table-cell office:value-type="string">
            <text:p>UniProt</text:p>
          </table:table-cell>
          <table:table-cell office:value-type="float" office:value="313444">
            <text:p>313444</text:p>
          </table:table-cell>
          <table:table-cell office:value-type="float" office:value="318390">
            <text:p>318390</text:p>
          </table:table-cell>
          <table:table-cell office:value-type="float" office:value="318737">
            <text:p>318737</text:p>
          </table:table-cell>
          <table:table-cell office:value-type="float" office:value="320900">
            <text:p>320900</text:p>
          </table:table-cell>
          <table:table-cell office:value-type="string">
            <text:p>UniPro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DB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table:style-name="ce3" office:value-type="float" office:value="3007559">
            <text:p>3007559</text:p>
          </table:table-cell>
          <table:table-cell office:value-type="float" office:value="47666">
            <office:annotation draw:style-name="gr4" draw:text-style-name="P1" svg:width="2.899cm" svg:height="2.176cm" svg:x="6.987cm" svg:y="8.129cm" draw:caption-point-x="-0.61cm" draw:caption-point-y="1.51cm">
              <dc:date>2013-08-08T00:00:00</dc:date>
              <text:p text:style-name="P1"><text:span text:style-name="T1">Removed a lot of fuzzy cross references which came from ChEBI database.</text:span></text:p>
            </office:annotation>
            <text:p>47666</text:p>
          </table:table-cell>
          <table:table-cell office:value-type="float" office:value="48625">
            <text:p>48625</text:p>
          </table:table-cell>
          <table:table-cell office:value-type="float" office:value="49220">
            <text:p>49220</text:p>
          </table:table-cell>
          <table:table-cell office:value-type="string">
            <text:p>ChEBI</text:p>
          </table:table-cell>
          <table:table-cell table:number-columns-repeated="1018"/>
        </table:table-row>
        <table:table-row table:style-name="ro1">
          <table:table-cell office:value-type="string">
            <text:p>ChEMBL</text:p>
          </table:table-cell>
          <table:table-cell office:value-type="float" office:value="1789188">
            <text:p>1789188</text:p>
          </table:table-cell>
          <table:table-cell office:value-type="float" office:value="1156980">
            <text:p>1156980</text:p>
          </table:table-cell>
          <table:table-cell office:value-type="float" office:value="2927">
            <text:p>2927</text:p>
          </table:table-cell>
          <table:table-cell office:value-type="float" office:value="1781">
            <text:p>1781</text:p>
          </table:table-cell>
          <table:table-cell office:value-type="string">
            <text:p>ChEMBL</text:p>
          </table:table-cell>
          <table:table-cell table:number-columns-repeated="1018"/>
        </table:table-row>
        <table:table-row table:style-name="ro3">
          <table:table-cell office:value-type="string">
            <text:p>DrugBank</text:p>
          </table:table-cell>
          <table:table-cell/>
          <table:table-cell table:number-columns-repeated="3" office:value-type="float" office:value="2697">
            <text:p>2697</text:p>
          </table:table-cell>
          <table:table-cell office:value-type="string">
            <text:p>DrugBank</text:p>
          </table:table-cell>
          <table:table-cell table:number-columns-repeated="1018"/>
        </table:table-row>
        <table:table-row table:style-name="ro1">
          <table:table-cell office:value-type="string">
            <text:p>EC</text:p>
          </table:table-cell>
          <table:table-cell office:value-type="float" office:value="264476">
            <text:p>264476</text:p>
          </table:table-cell>
          <table:table-cell office:value-type="float" office:value="291457">
            <text:p>291457</text:p>
          </table:table-cell>
          <table:table-cell office:value-type="float" office:value="292129">
            <text:p>292129</text:p>
          </table:table-cell>
          <table:table-cell office:value-type="float" office:value="294740">
            <text:p>294740</text:p>
          </table:table-cell>
          <table:table-cell office:value-type="string">
            <text:p>EC</text:p>
          </table:table-cell>
          <table:table-cell table:number-columns-repeated="1018"/>
        </table:table-row>
        <table:table-row table:style-name="ro1">
          <table:table-cell office:value-type="string">
            <text:p>EFO</text:p>
          </table:table-cell>
          <table:table-cell office:value-type="float" office:value="308">
            <text:p>308</text:p>
          </table:table-cell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 office:value-type="float" office:value="288">
            <text:p>288</text:p>
          </table:table-cell>
          <table:table-cell office:value-type="string">
            <text:p>EFO</text:p>
          </table:table-cell>
          <table:table-cell table:number-columns-repeated="1018"/>
        </table:table-row>
        <table:table-row table:style-name="ro3">
          <table:table-cell office:value-type="string">
            <text:p>Linnean</text:p>
          </table:table-cell>
          <table:table-cell office:value-type="float" office:value="249188">
            <text:p>249188</text:p>
          </table:table-cell>
          <table:table-cell office:value-type="float" office:value="251487">
            <text:p>251487</text:p>
          </table:table-cell>
          <table:table-cell office:value-type="float" office:value="251607">
            <text:p>251607</text:p>
          </table:table-cell>
          <table:table-cell office:value-type="float" office:value="253372">
            <text:p>253372</text:p>
          </table:table-cell>
          <table:table-cell office:value-type="string">
            <text:p>Linnean</text:p>
          </table:table-cell>
          <table:table-cell table:number-columns-repeated="1018"/>
        </table:table-row>
        <table:table-row table:style-name="ro1">
          <table:table-cell office:value-type="string">
            <text:p>MeSH</text:p>
          </table:table-cell>
          <table:table-cell office:value-type="float" office:value="578">
            <text:p>578</text:p>
          </table:table-cell>
          <table:table-cell office:value-type="float" office:value="610">
            <text:p>610</text:p>
          </table:table-cell>
          <table:table-cell office:value-type="float" office:value="615">
            <text:p>615</text:p>
          </table:table-cell>
          <table:table-cell office:value-type="float" office:value="923">
            <text:p>923</text:p>
          </table:table-cell>
          <table:table-cell office:value-type="string">
            <text:p>MeSH</text:p>
          </table:table-cell>
          <table:table-cell table:number-columns-repeated="1018"/>
        </table:table-row>
        <table:table-row table:style-name="ro1">
          <table:table-cell office:value-type="string">
            <text:p>OMIM</text:p>
          </table:table-cell>
          <table:table-cell office:value-type="float" office:value="534">
            <text:p>534</text:p>
          </table:table-cell>
          <table:table-cell office:value-type="float" office:value="564">
            <text:p>564</text:p>
          </table:table-cell>
          <table:table-cell office:value-type="float" office:value="571">
            <text:p>571</text:p>
          </table:table-cell>
          <table:table-cell office:value-type="float" office:value="839">
            <text:p>839</text:p>
          </table:table-cell>
          <table:table-cell office:value-type="string">
            <text:p>OMIM</text:p>
          </table:table-cell>
          <table:table-cell table:number-columns-repeated="1018"/>
        </table:table-row>
        <table:table-row table:style-name="ro1">
          <table:table-cell office:value-type="string">
            <text:p>PDB</text:p>
          </table:table-cell>
          <table:table-cell office:value-type="float" office:value="40967">
            <text:p>40967</text:p>
          </table:table-cell>
          <table:table-cell office:value-type="float" office:value="43503">
            <text:p>43503</text:p>
          </table:table-cell>
          <table:table-cell office:value-type="float" office:value="43510">
            <text:p>43510</text:p>
          </table:table-cell>
          <table:table-cell office:value-type="float" office:value="44913">
            <text:p>44913</text:p>
          </table:table-cell>
          <table:table-cell office:value-type="string">
            <text:p>PDB</text:p>
          </table:table-cell>
          <table:table-cell table:number-columns-repeated="1018"/>
        </table:table-row>
        <table:table-row table:style-name="ro3">
          <table:table-cell office:value-type="string">
            <text:p>Rhea</text:p>
          </table:table-cell>
          <table:table-cell/>
          <table:table-cell office:value-type="float" office:value="24554">
            <text:p>24554</text:p>
          </table:table-cell>
          <table:table-cell office:value-type="float" office:value="25167">
            <text:p>25167</text:p>
          </table:table-cell>
          <table:table-cell office:value-type="float" office:value="25581">
            <text:p>25581</text:p>
          </table:table-cell>
          <table:table-cell office:value-type="string">
            <text:p>Rhea</text:p>
          </table:table-cell>
          <table:table-cell table:number-columns-repeated="1018"/>
        </table:table-row>
        <table:table-row table:style-name="ro3">
          <table:table-cell office:value-type="string">
            <text:p>UniProt</text:p>
          </table:table-cell>
          <table:table-cell office:value-type="float" office:value="5352798">
            <text:p>5352798</text:p>
          </table:table-cell>
          <table:table-cell office:value-type="float" office:value="1730352">
            <text:p>1730352</text:p>
          </table:table-cell>
          <table:table-cell office:value-type="float" office:value="576602">
            <text:p>576602</text:p>
          </table:table-cell>
          <table:table-cell office:value-type="float" office:value="581454">
            <text:p>581454</text:p>
          </table:table-cell>
          <table:table-cell office:value-type="string">
            <text:p>UniProt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cs" table:style-name="ta1">
        <table:shapes>
          <draw:frame draw:z-index="0" draw:style-name="gr5" svg:width="16.012cm" svg:height="9.005cm" svg:x="0cm" svg:y="0.001cm">
            <draw:object draw:notify-on-update-of-ranges="Statistics.B1:Statistics.E1 Statistics.A5:Statistics.A5 Statistics.B5:Statistics.E5 Statistics.A6:Statistics.A6 Statistics.B6:Statistics.E6 Statistics.A7:Statistics.A7 Statistics.B7:Statistics.E7 Statistics.A8:Statistics.A8 Statistics.B8:Statistics.E8 Statistics.A9:Statistics.A9 Statistics.B9:Statistics.E9 Statistics.A10:Statistics.A10 Statistics.B10:Statistics.E10 Statistics.A11:Statistics.A11 Statistics.B11:Statistics.E11 Statistics.A12:Statistics.A12 Statistics.B12:Statistics.E12 Statistics.A13:Statistics.A13 Statistics.B13:Statistics.E13 Statistics.A14:Statistics.A14 Statistics.B14:Statistics.E14 Statistics.A15:Statistics.A15 Statistics.B15:Statistics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5" svg:width="15.999cm" svg:height="8.999cm" svg:x="0cm" svg:y="9.256cm">
            <draw:object draw:notify-on-update-of-ranges="Statistics.B1:Statistics.E1 Statistics.A23:Statistics.A23 Statistics.B23:Statistics.E23 Statistics.A24:Statistics.A24 Statistics.B24:Statistics.E24 Statistics.A25:Statistics.A25 Statistics.B25:Statistics.E25 Statistics.A26:Statistics.A26 Statistics.B26:Statistics.E26 Statistics.A27:Statistics.A27 Statistics.B27:Statistics.E27 Statistics.A28:Statistics.A28 Statistics.B28:Statistics.E28 Statistics.A29:Statistics.A29 Statistics.B29:Statistics.E29 Statistics.A30:Statistics.A30 Statistics.B30:Statistics.E30 Statistics.A31:Statistics.A31 Statistics.B31:Statistics.E31 Statistics.A32:Statistics.A32 Statistics.B32:Statistics.E32 Statistics.A33:Statistics.A33 Statistics.B33:Statistics.E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 style:data-style-name="N2" text:time-value="0000-00-00T12:44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2:11:06</meta:creation-date>
    <dc:date>2013-11-28T12:59:32</dc:date>
    <meta:editing-duration>PT2M33S</meta:editing-duration>
    <meta:editing-cycles>9</meta:editing-cycles>
    <meta:generator>LibreOffice/4.0.5.2$MacOSX_x86 LibreOffice_project/5464147a081647a250913f19c0715bca595af2f</meta:generator>
    <meta:document-statistic meta:table-count="2" meta:cell-count="1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0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000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3.117cm" svg:y="1.758cm" style:legend-expansion="high" chart:style-name="ch2"/>
        <chart:plot-area chart:style-name="ch3" table:cell-range-address="Statistics.B1:Statistics.E1 Statistics.A5:Statistics.E15" chart:data-source-has-labels="both" svg:x="1.314cm" svg:y="0.855cm" svg:width="11.163cm" svg:height="7.007cm">
          <chartooo:coordinate-region svg:x="2.835cm" svg:y="1.051cm" svg:width="8.741cm" svg:height="6.172cm"/>
          <chart:axis chart:dimension="x" chart:name="primary-x" chart:style-name="ch4" chartooo:axis-type="auto">
            <chart:title svg:x="6.503cm" svg:y="8.043cm" chart:style-name="ch5">
              <text:p>Date</text:p>
            </chart:title>
            <chart:categories table:cell-range-address="Statistics.B1:Statistics.E1"/>
          </chart:axis>
          <chart:axis chart:dimension="y" chart:name="primary-y" chart:style-name="ch6">
            <chart:title svg:x="0.451cm" svg:y="4.909cm" chart:style-name="ch7">
              <text:p>Entries</text:p>
            </chart:title>
            <chart:grid chart:style-name="ch8" chart:class="major"/>
          </chart:axis>
          <chart:series chart:style-name="ch9" chart:values-cell-range-address="Statistics.B5:Statistics.E5" chart:label-cell-address="Statistics.A5:Statistics.A5" chart:class="chart:scatter">
            <chart:domain table:cell-range-address="Statistics.B1:Statistics.E1"/>
            <chart:data-point chart:repeated="4"/>
          </chart:series>
          <chart:series chart:style-name="ch10" chart:values-cell-range-address="Statistics.B6:Statistics.E6" chart:label-cell-address="Statistics.A6:Statistics.A6" chart:class="chart:scatter">
            <chart:data-point chart:repeated="4"/>
          </chart:series>
          <chart:series chart:style-name="ch11" chart:values-cell-range-address="Statistics.B7:Statistics.E7" chart:label-cell-address="Statistics.A7:Statistics.A7" chart:class="chart:scatter">
            <chart:data-point chart:repeated="4"/>
          </chart:series>
          <chart:series chart:style-name="ch12" chart:values-cell-range-address="Statistics.B8:Statistics.E8" chart:label-cell-address="Statistics.A8:Statistics.A8" chart:class="chart:scatter">
            <chart:data-point chart:repeated="4"/>
          </chart:series>
          <chart:series chart:style-name="ch13" chart:values-cell-range-address="Statistics.B9:Statistics.E9" chart:label-cell-address="Statistics.A9:Statistics.A9" chart:class="chart:scatter">
            <chart:data-point chart:repeated="4"/>
          </chart:series>
          <chart:series chart:style-name="ch14" chart:values-cell-range-address="Statistics.B10:Statistics.E10" chart:label-cell-address="Statistics.A10:Statistics.A10" chart:class="chart:scatter">
            <chart:data-point chart:repeated="4"/>
          </chart:series>
          <chart:series chart:style-name="ch15" chart:values-cell-range-address="Statistics.B11:Statistics.E11" chart:label-cell-address="Statistics.A11:Statistics.A11" chart:class="chart:scatter">
            <chart:data-point chart:repeated="4"/>
          </chart:series>
          <chart:series chart:style-name="ch16" chart:values-cell-range-address="Statistics.B12:Statistics.E12" chart:label-cell-address="Statistics.A12:Statistics.A12" chart:class="chart:scatter">
            <chart:data-point chart:repeated="4"/>
          </chart:series>
          <chart:series chart:style-name="ch17" chart:values-cell-range-address="Statistics.B13:Statistics.E13" chart:label-cell-address="Statistics.A13:Statistics.A13" chart:class="chart:scatter">
            <chart:data-point chart:repeated="4"/>
          </chart:series>
          <chart:series chart:style-name="ch18" chart:values-cell-range-address="Statistics.B14:Statistics.E14" chart:label-cell-address="Statistics.A14:Statistics.A14" chart:class="chart:scatter">
            <chart:data-point chart:repeated="4"/>
          </chart:series>
          <chart:series chart:style-name="ch19" chart:values-cell-range-address="Statistics.B15:Statistics.E15" chart:label-cell-address="Statistics.A15:Statistics.A15" chart:class="chart:scatte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1290">
                <text:p>41290</text:p>
                <draw:g>
                  <svg:desc>Statistics.B1:Statistics.E1</svg:desc>
                </draw:g>
              </table:table-cell>
              <table:table-cell office:value-type="float" office:value="41492">
                <text:p>41490</text:p>
              </table:table-cell>
              <table:table-cell office:value-type="float" office:value="41551">
                <text:p>41550</text:p>
              </table:table-cell>
              <table:table-cell office:value-type="float" office:value="41606">
                <text:p>41610</text:p>
              </table:table-cell>
            </table:table-row>
          </table:table-header-rows>
          <table:table-rows>
            <table:table-row>
              <table:table-cell office:value-type="string">
                <text:p>ChEBI</text:p>
                <draw:g>
                  <svg:desc>Statistics.A5:Statistics.A5</svg:desc>
                </draw:g>
              </table:table-cell>
              <table:table-cell office:value-type="float" office:value="5671">
                <text:p>5671</text:p>
                <draw:g>
                  <svg:desc>Statistics.B5:Statistics.E5</svg:desc>
                </draw:g>
              </table:table-cell>
              <table:table-cell office:value-type="float" office:value="4736">
                <text:p>4736</text:p>
              </table:table-cell>
              <table:table-cell office:value-type="float" office:value="4831">
                <text:p>4831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ChEMBL</text:p>
                <draw:g>
                  <svg:desc>Statistics.A6:Statistics.A6</svg:desc>
                </draw:g>
              </table:table-cell>
              <table:table-cell office:value-type="float" office:value="726293">
                <text:p>726293</text:p>
                <draw:g>
                  <svg:desc>Statistics.B6:Statistics.E6</svg:desc>
                </draw:g>
              </table:table-cell>
              <table:table-cell office:value-type="float" office:value="460921">
                <text:p>460921</text:p>
              </table:table-cell>
              <table:table-cell office:value-type="float" office:value="1493">
                <text:p>149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DrugBank</text:p>
                <draw:g>
                  <svg:desc>Statistics.A7:Statistics.A7</svg:desc>
                </draw:g>
              </table:table-cell>
              <table:table-cell office:value-type="float" office:value="NaN">
                <text:p>NaN</text:p>
                <draw:g>
                  <svg:desc>Statistics.B7:Statistics.E7</svg:desc>
                </draw:g>
              </table:table-cell>
              <table:table-cell office:value-type="float" office:value="946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EC</text:p>
                <draw:g>
                  <svg:desc>Statistics.A8:Statistics.A8</svg:desc>
                </draw:g>
              </table:table-cell>
              <table:table-cell office:value-type="float" office:value="3725">
                <text:p>3725</text:p>
                <draw:g>
                  <svg:desc>Statistics.B8:Statistics.E8</svg:desc>
                </draw:g>
              </table:table-cell>
              <table:table-cell office:value-type="float" office:value="5134">
                <text:p>5134</text:p>
              </table:table-cell>
              <table:table-cell office:value-type="float" office:value="5211">
                <text:p>5211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string">
                <text:p>EFO</text:p>
                <draw:g>
                  <svg:desc>Statistics.A9:Statistics.A9</svg:desc>
                </draw:g>
              </table:table-cell>
              <table:table-cell office:value-type="float" office:value="163">
                <text:p>163</text:p>
                <draw:g>
                  <svg:desc>Statistics.B9:Statistics.E9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Linnean</text:p>
                <draw:g>
                  <svg:desc>Statistics.A10:Statistics.A10</svg:desc>
                </draw:g>
              </table:table-cell>
              <table:table-cell office:value-type="float" office:value="7360">
                <text:p>7360</text:p>
                <draw:g>
                  <svg:desc>Statistics.B10:Statistics.E10</svg:desc>
                </draw:g>
              </table:table-cell>
              <table:table-cell office:value-type="float" office:value="7414">
                <text:p>7414</text:p>
              </table:table-cell>
              <table:table-cell office:value-type="float" office:value="7420">
                <text:p>7420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MeSH</text:p>
                <draw:g>
                  <svg:desc>Statistics.A11:Statistics.A11</svg:desc>
                </draw:g>
              </table:table-cell>
              <table:table-cell office:value-type="float" office:value="326">
                <text:p>326</text:p>
                <draw:g>
                  <svg:desc>Statistics.B11:Statistics.E11</svg:desc>
                </draw:g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OMIM</text:p>
                <draw:g>
                  <svg:desc>Statistics.A12:Statistics.A12</svg:desc>
                </draw:g>
              </table:table-cell>
              <table:table-cell office:value-type="float" office:value="437">
                <text:p>437</text:p>
                <draw:g>
                  <svg:desc>Statistics.B12:Statistics.E12</svg:desc>
                </draw:g>
              </table:table-cell>
              <table:table-cell office:value-type="float" office:value="471">
                <text:p>471</text:p>
              </table:table-cell>
              <table:table-cell office:value-type="float" office:value="476">
                <text:p>47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PDB</text:p>
                <draw:g>
                  <svg:desc>Statistics.A13:Statistics.A13</svg:desc>
                </draw:g>
              </table:table-cell>
              <table:table-cell office:value-type="float" office:value="38533">
                <text:p>38533</text:p>
                <draw:g>
                  <svg:desc>Statistics.B13:Statistics.E13</svg:desc>
                </draw:g>
              </table:table-cell>
              <table:table-cell office:value-type="float" office:value="40826">
                <text:p>40826</text:p>
              </table:table-cell>
              <table:table-cell office:value-type="float" office:value="40846">
                <text:p>40846</text:p>
              </table:table-cell>
              <table:table-cell office:value-type="float" office:value="42182">
                <text:p>42182</text:p>
              </table:table-cell>
            </table:table-row>
            <table:table-row>
              <table:table-cell office:value-type="string">
                <text:p>Rhea</text:p>
                <draw:g>
                  <svg:desc>Statistics.A14:Statistics.A14</svg:desc>
                </draw:g>
              </table:table-cell>
              <table:table-cell office:value-type="float" office:value="NaN">
                <text:p>NaN</text:p>
                <draw:g>
                  <svg:desc>Statistics.B14:Statistics.E14</svg:desc>
                </draw:g>
              </table:table-cell>
              <table:table-cell office:value-type="float" office:value="4226">
                <text:p>4226</text:p>
              </table:table-cell>
              <table:table-cell office:value-type="float" office:value="4322">
                <text:p>4322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string">
                <text:p>UniProt</text:p>
                <draw:g>
                  <svg:desc>Statistics.A15:Statistics.A15</svg:desc>
                </draw:g>
              </table:table-cell>
              <table:table-cell office:value-type="float" office:value="262054">
                <text:p>262054</text:p>
                <draw:g>
                  <svg:desc>Statistics.B15:Statistics.E15</svg:desc>
                </draw:g>
              </table:table-cell>
              <table:table-cell office:value-type="float" office:value="251487">
                <text:p>251487</text:p>
              </table:table-cell>
              <table:table-cell office:value-type="float" office:value="251607">
                <text:p>251607</text:p>
              </table:table-cell>
              <table:table-cell office:value-type="float" office:value="253372">
                <text:p>253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0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000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4cm" svg:y="1.755cm" style:legend-expansion="high" chart:style-name="ch2"/>
        <chart:plot-area chart:style-name="ch3" table:cell-range-address="Statistics.B1:Statistics.E1 Statistics.A23:Statistics.E33" chart:data-source-has-labels="both" svg:x="1.314cm" svg:y="0.855cm" svg:width="11.15cm" svg:height="7.001cm">
          <chartooo:coordinate-region svg:x="3.153cm" svg:y="1.05cm" svg:width="8.41cm" svg:height="6.167cm"/>
          <chart:axis chart:dimension="x" chart:name="primary-x" chart:style-name="ch4" chartooo:axis-type="auto">
            <chart:title svg:x="6.497cm" svg:y="8.037cm" chart:style-name="ch5">
              <text:p>Date</text:p>
            </chart:title>
            <chart:categories table:cell-range-address="Statistics.B1:Statistics.E1"/>
          </chart:axis>
          <chart:axis chart:dimension="y" chart:name="primary-y" chart:style-name="ch6">
            <chart:title svg:x="0.451cm" svg:y="4.783cm" chart:style-name="ch7">
              <text:p>Xrefs</text:p>
            </chart:title>
            <chart:grid chart:style-name="ch8" chart:class="major"/>
          </chart:axis>
          <chart:series chart:style-name="ch9" chart:values-cell-range-address="Statistics.B23:Statistics.E23" chart:label-cell-address="Statistics.A23:Statistics.A23" chart:class="chart:scatter">
            <chart:domain table:cell-range-address="Statistics.B1:Statistics.E1"/>
            <chart:data-point chart:repeated="4"/>
          </chart:series>
          <chart:series chart:style-name="ch10" chart:values-cell-range-address="Statistics.B24:Statistics.E24" chart:label-cell-address="Statistics.A24:Statistics.A24" chart:class="chart:scatter">
            <chart:data-point chart:repeated="4"/>
          </chart:series>
          <chart:series chart:style-name="ch11" chart:values-cell-range-address="Statistics.B25:Statistics.E25" chart:label-cell-address="Statistics.A25:Statistics.A25" chart:class="chart:scatter">
            <chart:data-point chart:repeated="4"/>
          </chart:series>
          <chart:series chart:style-name="ch12" chart:values-cell-range-address="Statistics.B26:Statistics.E26" chart:label-cell-address="Statistics.A26:Statistics.A26" chart:class="chart:scatter">
            <chart:data-point chart:repeated="4"/>
          </chart:series>
          <chart:series chart:style-name="ch13" chart:values-cell-range-address="Statistics.B27:Statistics.E27" chart:label-cell-address="Statistics.A27:Statistics.A27" chart:class="chart:scatter">
            <chart:data-point chart:repeated="4"/>
          </chart:series>
          <chart:series chart:style-name="ch14" chart:values-cell-range-address="Statistics.B28:Statistics.E28" chart:label-cell-address="Statistics.A28:Statistics.A28" chart:class="chart:scatter">
            <chart:data-point chart:repeated="4"/>
          </chart:series>
          <chart:series chart:style-name="ch15" chart:values-cell-range-address="Statistics.B29:Statistics.E29" chart:label-cell-address="Statistics.A29:Statistics.A29" chart:class="chart:scatter">
            <chart:data-point chart:repeated="4"/>
          </chart:series>
          <chart:series chart:style-name="ch16" chart:values-cell-range-address="Statistics.B30:Statistics.E30" chart:label-cell-address="Statistics.A30:Statistics.A30" chart:class="chart:scatter">
            <chart:data-point chart:repeated="4"/>
          </chart:series>
          <chart:series chart:style-name="ch17" chart:values-cell-range-address="Statistics.B31:Statistics.E31" chart:label-cell-address="Statistics.A31:Statistics.A31" chart:class="chart:scatter">
            <chart:data-point chart:repeated="4"/>
          </chart:series>
          <chart:series chart:style-name="ch18" chart:values-cell-range-address="Statistics.B32:Statistics.E32" chart:label-cell-address="Statistics.A32:Statistics.A32" chart:class="chart:scatter">
            <chart:data-point chart:repeated="4"/>
          </chart:series>
          <chart:series chart:style-name="ch19" chart:values-cell-range-address="Statistics.B33:Statistics.E33" chart:label-cell-address="Statistics.A33:Statistics.A33" chart:class="chart:scatte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1290">
                <text:p>41290</text:p>
                <draw:g>
                  <svg:desc>Statistics.B1:Statistics.E1</svg:desc>
                </draw:g>
              </table:table-cell>
              <table:table-cell office:value-type="float" office:value="41492">
                <text:p>41490</text:p>
              </table:table-cell>
              <table:table-cell office:value-type="float" office:value="41551">
                <text:p>41550</text:p>
              </table:table-cell>
              <table:table-cell office:value-type="float" office:value="41606">
                <text:p>41610</text:p>
              </table:table-cell>
            </table:table-row>
          </table:table-header-rows>
          <table:table-rows>
            <table:table-row>
              <table:table-cell office:value-type="string">
                <text:p>ChEBI</text:p>
                <draw:g>
                  <svg:desc>Statistics.A23:Statistics.A23</svg:desc>
                </draw:g>
              </table:table-cell>
              <table:table-cell office:value-type="float" office:value="3007559">
                <text:p>3007559</text:p>
                <draw:g>
                  <svg:desc>Statistics.B23:Statistics.E23</svg:desc>
                </draw:g>
              </table:table-cell>
              <table:table-cell office:value-type="float" office:value="47666">
                <text:p>47666</text:p>
              </table:table-cell>
              <table:table-cell office:value-type="float" office:value="48625">
                <text:p>48625</text:p>
              </table:table-cell>
              <table:table-cell office:value-type="float" office:value="49220">
                <text:p>49220</text:p>
              </table:table-cell>
            </table:table-row>
            <table:table-row>
              <table:table-cell office:value-type="string">
                <text:p>ChEMBL</text:p>
                <draw:g>
                  <svg:desc>Statistics.A24:Statistics.A24</svg:desc>
                </draw:g>
              </table:table-cell>
              <table:table-cell office:value-type="float" office:value="1789188">
                <text:p>1789188</text:p>
                <draw:g>
                  <svg:desc>Statistics.B24:Statistics.E24</svg:desc>
                </draw:g>
              </table:table-cell>
              <table:table-cell office:value-type="float" office:value="1156980">
                <text:p>1156980</text:p>
              </table:table-cell>
              <table:table-cell office:value-type="float" office:value="2927">
                <text:p>2927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DrugBank</text:p>
                <draw:g>
                  <svg:desc>Statistics.A25:Statistics.A25</svg:desc>
                </draw:g>
              </table:table-cell>
              <table:table-cell office:value-type="float" office:value="NaN">
                <text:p>NaN</text:p>
                <draw:g>
                  <svg:desc>Statistics.B25:Statistics.E25</svg:desc>
                </draw:g>
              </table:table-cell>
              <table:table-cell office:value-type="float" office:value="2697">
                <text:p>2697</text:p>
              </table:table-cell>
              <table:table-cell office:value-type="float" office:value="2697">
                <text:p>2697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EC</text:p>
                <draw:g>
                  <svg:desc>Statistics.A26:Statistics.A26</svg:desc>
                </draw:g>
              </table:table-cell>
              <table:table-cell office:value-type="float" office:value="264476">
                <text:p>264476</text:p>
                <draw:g>
                  <svg:desc>Statistics.B26:Statistics.E26</svg:desc>
                </draw:g>
              </table:table-cell>
              <table:table-cell office:value-type="float" office:value="291457">
                <text:p>291457</text:p>
              </table:table-cell>
              <table:table-cell office:value-type="float" office:value="292129">
                <text:p>292129</text:p>
              </table:table-cell>
              <table:table-cell office:value-type="float" office:value="294740">
                <text:p>294740</text:p>
              </table:table-cell>
            </table:table-row>
            <table:table-row>
              <table:table-cell office:value-type="string">
                <text:p>EFO</text:p>
                <draw:g>
                  <svg:desc>Statistics.A27:Statistics.A27</svg:desc>
                </draw:g>
              </table:table-cell>
              <table:table-cell office:value-type="float" office:value="308">
                <text:p>308</text:p>
                <draw:g>
                  <svg:desc>Statistics.B27:Statistics.E27</svg:desc>
                </draw:g>
              </table:table-cell>
              <table:table-cell office:value-type="float" office:value="196">
                <text:p>196</text:p>
              </table:table-cell>
              <table:table-cell office:value-type="float" office:value="202">
                <text:p>2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Linnean</text:p>
                <draw:g>
                  <svg:desc>Statistics.A28:Statistics.A28</svg:desc>
                </draw:g>
              </table:table-cell>
              <table:table-cell office:value-type="float" office:value="249188">
                <text:p>249188</text:p>
                <draw:g>
                  <svg:desc>Statistics.B28:Statistics.E28</svg:desc>
                </draw:g>
              </table:table-cell>
              <table:table-cell office:value-type="float" office:value="251487">
                <text:p>251487</text:p>
              </table:table-cell>
              <table:table-cell office:value-type="float" office:value="251607">
                <text:p>251607</text:p>
              </table:table-cell>
              <table:table-cell office:value-type="float" office:value="253372">
                <text:p>253372</text:p>
              </table:table-cell>
            </table:table-row>
            <table:table-row>
              <table:table-cell office:value-type="string">
                <text:p>MeSH</text:p>
                <draw:g>
                  <svg:desc>Statistics.A29:Statistics.A29</svg:desc>
                </draw:g>
              </table:table-cell>
              <table:table-cell office:value-type="float" office:value="578">
                <text:p>578</text:p>
                <draw:g>
                  <svg:desc>Statistics.B29:Statistics.E29</svg:desc>
                </draw:g>
              </table:table-cell>
              <table:table-cell office:value-type="float" office:value="610">
                <text:p>610</text:p>
              </table:table-cell>
              <table:table-cell office:value-type="float" office:value="615">
                <text:p>61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OMIM</text:p>
                <draw:g>
                  <svg:desc>Statistics.A30:Statistics.A30</svg:desc>
                </draw:g>
              </table:table-cell>
              <table:table-cell office:value-type="float" office:value="534">
                <text:p>534</text:p>
                <draw:g>
                  <svg:desc>Statistics.B30:Statistics.E30</svg:desc>
                </draw:g>
              </table:table-cell>
              <table:table-cell office:value-type="float" office:value="564">
                <text:p>564</text:p>
              </table:table-cell>
              <table:table-cell office:value-type="float" office:value="571">
                <text:p>57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PDB</text:p>
                <draw:g>
                  <svg:desc>Statistics.A31:Statistics.A31</svg:desc>
                </draw:g>
              </table:table-cell>
              <table:table-cell office:value-type="float" office:value="40967">
                <text:p>40967</text:p>
                <draw:g>
                  <svg:desc>Statistics.B31:Statistics.E31</svg:desc>
                </draw:g>
              </table:table-cell>
              <table:table-cell office:value-type="float" office:value="43503">
                <text:p>43503</text:p>
              </table:table-cell>
              <table:table-cell office:value-type="float" office:value="43510">
                <text:p>43510</text:p>
              </table:table-cell>
              <table:table-cell office:value-type="float" office:value="44913">
                <text:p>44913</text:p>
              </table:table-cell>
            </table:table-row>
            <table:table-row>
              <table:table-cell office:value-type="string">
                <text:p>Rhea</text:p>
                <draw:g>
                  <svg:desc>Statistics.A32:Statistics.A32</svg:desc>
                </draw:g>
              </table:table-cell>
              <table:table-cell office:value-type="float" office:value="NaN">
                <text:p>NaN</text:p>
                <draw:g>
                  <svg:desc>Statistics.B32:Statistics.E32</svg:desc>
                </draw:g>
              </table:table-cell>
              <table:table-cell office:value-type="float" office:value="24554">
                <text:p>24554</text:p>
              </table:table-cell>
              <table:table-cell office:value-type="float" office:value="25167">
                <text:p>25167</text:p>
              </table:table-cell>
              <table:table-cell office:value-type="float" office:value="25581">
                <text:p>25581</text:p>
              </table:table-cell>
            </table:table-row>
            <table:table-row>
              <table:table-cell office:value-type="string">
                <text:p>UniProt</text:p>
                <draw:g>
                  <svg:desc>Statistics.A33:Statistics.A33</svg:desc>
                </draw:g>
              </table:table-cell>
              <table:table-cell office:value-type="float" office:value="5352798">
                <text:p>5352798</text:p>
                <draw:g>
                  <svg:desc>Statistics.B33:Statistics.E33</svg:desc>
                </draw:g>
              </table:table-cell>
              <table:table-cell office:value-type="float" office:value="1730352">
                <text:p>1730352</text:p>
              </table:table-cell>
              <table:table-cell office:value-type="float" office:value="576602">
                <text:p>576602</text:p>
              </table:table-cell>
              <table:table-cell office:value-type="float" office:value="581454">
                <text:p>5814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